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49" office:value-type="string" calcext:value-type="string">
            <text:p>DATA</text:p>
          </table:table-cell>
          <table:table-cell table:style-name="ce53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49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4-10-04" calcext:value-type="date">
            <text:p>04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4-12-05" calcext:value-type="date">
            <text:p>05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8" office:value-type="float" office:value="230" calcext:value-type="float">
            <text:p>23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30" calcext:value-type="float">
            <text:p>230,00</text:p>
          </table:table-cell>
          <table:table-cell table:style-name="ce50" office:value-type="date" office:date-value="2025-01-03" calcext:value-type="date">
            <text:p>03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8" office:value-type="float" office:value="240" calcext:value-type="float">
            <text:p>24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40" calcext:value-type="float">
            <text:p>240,00</text:p>
          </table:table-cell>
          <table:table-cell table:style-name="ce50" office:value-type="date" office:date-value="2025-02-06" calcext:value-type="date">
            <text:p>06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8" office:value-type="float" office:value="240" calcext:value-type="float">
            <text:p>24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40" calcext:value-type="float">
            <text:p>24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8" office:value-type="float" office:value="240" calcext:value-type="float">
            <text:p>24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240" calcext:value-type="float">
            <text:p>24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8" office:value-type="float" office:value="240" calcext:value-type="float">
            <text:p>240,00</text:p>
          </table:table-cell>
          <table:table-cell table:style-name="ce61"/>
          <table:table-cell table:style-name="ce63" office:value-type="string" calcext:value-type="string">
            <text:p>não</text:p>
          </table:table-cell>
          <table:table-cell table:style-name="ce58" office:value-type="float" office:value="0" calcext:value-type="float">
            <text:p>-</text:p>
          </table:table-cell>
          <table:table-cell table:style-name="ce50"/>
          <table:table-cell table:style-name="ce67" table:formula="of:=[.C10]-[.F10]" office:value-type="float" office:value="240" calcext:value-type="float">
            <text:p>240,00</text:p>
          </table:table-cell>
          <table:table-cell table:style-name="ce69"/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0])" office:value-type="float" office:value="240" calcext:value-type="float">
            <text:p>240,00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4">
          <table:table-cell table:style-name="ce52"/>
          <table:table-cell table:style-name="ce55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6-02">00/00/0000</text:date></text:span><text:span text:style-name="MT2"><text:s/>- </text:span><text:span text:style-name="MT2"><text:time style:data-style-name="N2" text:time-value="15:48:08.825598764">00:00:00</text:time></text:span><text:span text:style-name="MT2"><text:s/></text:span></text:p>
        </style:region-center>
        <style:region-right>
          <text:p><text:span text:style-name="MT4">Juliana Godinho Ragusa Marcican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Juliana Godinho Ragusa Marcican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5:48:08.8276537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4:02</meta:creation-date>
    <dc:date>2025-06-02T15:51:59.712325214</dc:date>
    <meta:print-date>2019-12-18T08:56:40.082000000</meta:print-date>
    <dc:language>pt-PT</dc:language>
    <meta:editing-cycles>660</meta:editing-cycles>
    <meta:editing-duration>PT20H44M30S</meta:editing-duration>
    <meta:document-statistic meta:table-count="1" meta:cell-count="72" meta:object-count="0"/>
    <meta:user-defined meta:name="Info 0"/>
    <meta:user-defined meta:name="Info 1"/>
    <meta:user-defined meta:name="Info 2"/>
    <meta:user-defined meta:name="Info 3"/>
  </office:meta>
</office:document-meta>
</file>